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officeooo:rsid="000fcb41" officeooo:paragraph-rsid="000fcb41" style:font-size-asian="12.25pt" style:font-size-complex="14pt"/>
    </style:style>
    <style:style style:name="P2" style:family="paragraph" style:parent-style-name="Standard" style:list-style-name="L1">
      <style:text-properties fo:font-size="14pt" officeooo:rsid="000fcb41" officeooo:paragraph-rsid="000fcb41" style:font-size-asian="12.25pt" style:font-size-complex="14pt"/>
    </style:style>
    <style:style style:name="P3" style:family="paragraph" style:parent-style-name="Standard" style:list-style-name="L1">
      <style:text-properties fo:font-size="14pt" officeooo:rsid="001042e8" officeooo:paragraph-rsid="001042e8" style:font-size-asian="12.25pt" style:font-size-complex="14pt"/>
    </style:style>
    <style:style style:name="P4" style:family="paragraph" style:parent-style-name="Standard" style:list-style-name="L1">
      <style:text-properties fo:font-size="14pt" fo:language="ru" fo:country="RU" officeooo:rsid="001042e8" officeooo:paragraph-rsid="001042e8" style:font-size-asian="12.25pt" style:font-size-complex="14pt"/>
    </style:style>
    <style:style style:name="P5" style:family="paragraph" style:parent-style-name="Standard" style:list-style-name="L1">
      <style:text-properties fo:font-size="14pt" fo:language="ru" fo:country="RU" officeooo:rsid="0010d664" officeooo:paragraph-rsid="0010d664" style:font-size-asian="12.25pt" style:font-size-complex="14pt"/>
    </style:style>
    <style:style style:name="T1" style:family="text">
      <style:text-properties fo:language="en" fo:country="US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ункции</text:p>
      <text:list text:style-name="L1">
        <text:list-item>
          <text:p text:style-name="P2">Возможность запрещать отправку сообщений</text:p>
        </text:list-item>
        <text:list-item>
          <text:p text:style-name="P3">Система жалоб на пользователя<text:tab/></text:p>
        </text:list-item>
        <text:list-item>
          <text:p text:style-name="P4">Проверка на <text:span text:style-name="T1">email</text:span></text:p>
        </text:list-item>
        <text:list-item>
          <text:p text:style-name="P5">Поиск по названию<text:tab/></text:p>
        </text:list-item>
        <text:list-item>
          <text:p text:style-name="P5">Стать исполнителем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2T01:02:31.601000000</meta:creation-date>
    <dc:date>2023-12-08T22:58:36.160000000</dc:date>
    <meta:editing-duration>PT41M42S</meta:editing-duration>
    <meta:editing-cycles>3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6" meta:word-count="22" meta:character-count="135" meta:non-whitespace-character-count="122"/>
  </office:meta>
</office:document-meta>
</file>